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Terminal" svg:font-family="Terminal, Monaco" style:font-family-generic="system"/>
    <style:font-face style:name="Verdana" svg:font-family="Verdana, Genev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Text_20_body">
      <style:text-properties fo:color="#ff00cc" style:font-name="Verdana" fo:font-weight="bold" fo:background-color="#ffffff" style:font-weight-asian="bold" style:font-weight-complex="bold"/>
    </style:style>
    <style:style style:name="P3" style:family="paragraph" style:parent-style-name="Text_20_body">
      <style:text-properties fo:color="#ff0000"/>
    </style:style>
    <style:style style:name="P4" style:family="paragraph" style:parent-style-name="Text_20_body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fo:color="#ff00cc" style:font-name="Verdana" fo:font-weight="bold" fo:background-color="#ffffff" style:font-weight-asian="bold" style:font-weight-complex="bold"/>
    </style:style>
    <style:style style:name="P6" style:family="paragraph" style:parent-style-name="Standard">
      <style:text-properties fo:color="#ff00cc" style:font-name="Verdana" fo:font-weight="bold" style:font-weight-asian="bold" style:font-weight-complex="bold"/>
    </style:style>
    <style:style style:name="P7" style:family="paragraph" style:parent-style-name="Standard">
      <style:text-properties fo:color="#ff00cc" style:font-name="Verdana" fo:font-weight="bold" fo:background-color="#ffff00" style:font-weight-asian="bold" style:font-weight-complex="bold"/>
    </style:style>
    <style:style style:name="P8" style:family="paragraph" style:parent-style-name="Standard">
      <style:text-properties fo:color="#00ccff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0" style:family="paragraph" style:parent-style-name="Standard">
      <style:text-properties fo:color="#ff00cc" style:font-name="Verdana" fo:font-weight="bold" fo:background-color="#ffff00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169fe6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00cc" style:font-name="Terminal" fo:font-weight="bold" fo:background-color="#ffffff" loext:char-shading-value="0" style:font-weight-asian="bold" style:font-weight-complex="bold"/>
    </style:style>
    <style:style style:name="T5" style:family="text">
      <style:text-properties fo:color="#ff00cc" style:font-name="Terminal" fo:background-color="#ffffff" loext:char-shading-value="0"/>
    </style:style>
    <style:style style:name="T6" style:family="text">
      <style:text-properties fo:color="#ff00cc" style:font-name="Verdana" fo:font-weight="bold" style:font-weight-asian="bold" style:font-weight-complex="bold"/>
    </style:style>
    <style:style style:name="T7" style:family="text">
      <style:text-properties fo:color="#ff00cc" fo:background-color="#ffffff" loext:char-shading-value="0"/>
    </style:style>
    <style:style style:name="T8" style:family="text">
      <style:text-properties fo:color="#ff00cc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Verdana"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style:font-name="Terminal"/>
    </style:style>
    <style:style style:name="T13" style:family="text">
      <style:text-properties fo:color="#ff0000"/>
    </style:style>
    <style:style style:name="T14" style:family="text">
      <style:text-properties fo:color="#00cc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language-asian="en" style:country-asian="IN" style:language-complex="ta" style:country-complex="I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text:span text:style-name="Default_20_Paragraph_20_Font"><text:span text:style-name="T1">Pig Installtion steps:</text:span></text:span></text:p>
      <text:p text:style-name="Standard"/>
      <text:p text:style-name="Text_20_body"> <text:span text:style-name="Strong_20_Emphasis"><text:span text:style-name="T2">PREREQUISITES</text:span></text:span></text:p>
      <text:p text:style-name="P1">1) Ubuntu 12.4 or higher</text:p>
      <text:p text:style-name="P1">2) Sun Java 6 or higher</text:p>
      <text:p text:style-name="P1">3) The system should have hadoop installed (hadoop version 1.2.1)and configured if you are running a pig in MapReduce mode.</text:p>
      <text:p text:style-name="Standard"><text:span text:style-name="Strong_20_Emphasis"><text:span text:style-name="T2">PIG Installtion</text:span></text:span></text:p>
      <text:p text:style-name="Standard"/>
      <text:p text:style-name="Standard"><text:span text:style-name="Strong_20_Emphasis">1.</text:span><text:span text:style-name="Strong_20_Emphasis"><text:span text:style-name="T2"> </text:span></text:span><text:span text:style-name="Strong_20_Emphasis"><text:span text:style-name="T3">Download Pig tar from apache site or use below command to download.</text:span></text:span></text:p>
      <text:p text:style-name="Standard"/>
      <text:p text:style-name="Standard"><text:span text:style-name="Default_20_Paragraph_20_Font"><text:span text:style-name="T4">hduser@ubuntu:~$ wget </text:span></text:span><text:a xlink:type="simple" xlink:href="https://archive.apache.org/dist/pig/pig-0.11.1/pig-0.11.1.tar.gz" office:target-frame-name="_top" xlink:show="replace" text:style-name="Internet_20_link" text:visited-style-name="Visited_20_Internet_20_Link">https://archive.apache.org/dist/pig/pig-0.11.1/pig-0.11.1.tar.gz</text:a></text:p>
      <text:p text:style-name="Standard"/>
      <text:p text:style-name="Standard">2. <text:span text:style-name="Strong_20_Emphasis">Unzip the Pig tar file using below command.</text:span></text:p>
      <text:p text:style-name="Standard"/>
      <text:p text:style-name="P5">hduser@ubuntu:~$ tar -zxvf pig-0.11.1.tar.gz</text:p>
      <text:p text:style-name="P6"/>
      <text:p text:style-name="Standard"><text:span text:style-name="Default_20_Paragraph_20_Font"><text:span text:style-name="T10">3</text:span></text:span><text:span text:style-name="Default_20_Paragraph_20_Font"><text:span text:style-name="T6">.</text:span></text:span><text:span text:style-name="Strong_20_Emphasis">Create a Pig home directory and move files using below command.</text:span></text:p>
      <text:p text:style-name="Standard"/>
      <text:p text:style-name="P2">hduser@ubuntu:~$ sudo mv pig-0.11.1 /usr/local/pig</text:p>
      <text:p text:style-name="Standard"><text:span text:style-name="Default_20_Paragraph_20_Font"><text:span text:style-name="T10">4. </text:span></text:span><text:span text:style-name="Strong_20_Emphasis"><text:span text:style-name="T9">Adding pig paths in “$HOME/.bashrc”</text:span></text:span></text:p>
      <text:p text:style-name="Standard"/>
      <text:p text:style-name="Text_20_body"> <text:span text:style-name="Default_20_Paragraph_20_Font"><text:span text:style-name="T12">Need to add pig home path as below.</text:span></text:span></text:p>
      <text:p text:style-name="Text_20_body"><text:span text:style-name="Default_20_Paragraph_20_Font"><text:span text:style-name="T7"> </text:span></text:span><text:span text:style-name="Default_20_Paragraph_20_Font"><text:span text:style-name="T5">hduser@ubuntu:~$ vi $HOME/.bashrc</text:span></text:span></text:p>
      <text:p text:style-name="Text_20_body"><text:span text:style-name="Default_20_Paragraph_20_Font"><text:span text:style-name="T5"/></text:span></text:p>
      <text:p text:style-name="P7">export PIG_HOME=/usr/local/pig</text:p>
      <text:p text:style-name="P7">export PIG_CONF_DIR=$PIG_HOME/conf</text:p>
      <text:p text:style-name="P7">export PIG_CLASSPATH=$PIG_CONF_DIR</text:p>
      <text:p text:style-name="P7">export PATH=$PIG_HOME/bin:$PATH</text:p>
      <text:p text:style-name="P7"> </text:p>
      <text:p text:style-name="Standard"><text:span text:style-name="Default_20_Paragraph_20_Font"><text:span text:style-name="T13">Note: </text:span></text:span><text:span text:style-name="Default_20_Paragraph_20_Font"><text:span text:style-name="T14">Restart your terminal for applying a new change [ .bashrc].</text:span></text:span></text:p>
      <text:p text:style-name="P8"/>
      <text:p text:style-name="P3">Note:- We don’t required to set Hadoop Home path in pig config because it scan the properties file and set HADOOP_HOME automatically.</text:p>
      <text:p text:style-name="Standard"><text:span text:style-name="Strong_20_Emphasis">5. </text:span><text:span text:style-name="Default_20_Paragraph_20_Font"><text:span text:style-name="T11">Pig </text:span></text:span><text:span text:style-name="Strong_20_Emphasis"><text:span text:style-name="T9">verification/start</text:span></text:span></text:p>
      <text:p text:style-name="Standard"/>
      <text:p text:style-name="P6">hduser@ubuntu: pig -help (Tell you pig is start and pig command )</text:p>
      <text:p text:style-name="Standard"/>
      <text:p text:style-name="P4">Pig support two execution mode</text:p>
      <text:p text:style-name="Text_20_body"><text:span text:style-name="Strong_20_Emphasis">b)</text:span><text:span text:style-name="Default_20_Paragraph_20_Font"><text:span text:style-name="T15"> </text:span></text:span><text:span text:style-name="Default_20_Paragraph_20_Font"><text:span text:style-name="T8">hduser@ubuntu: pig -x local</text:span></text:span><text:span text:style-name="Default_20_Paragraph_20_Font"><text:span text:style-name="T15"> </text:span></text:span>(which point to your local system and run under single JVM).</text:p>
      <text:p text:style-name="Text_20_body"><text:span text:style-name="Default_20_Paragraph_20_Font"><text:span text:style-name="T16"><draw:frame draw:style-name="fr1" draw:name="Image1" text:anchor-type="as-char" svg:y="0cm" svg:width="0.688cm" style:rel-width="scale" svg:height="0.45cm" style:rel-height="scale" draw:z-index="0"><draw:image xlink:href="http://i0.wp.com/www.trytechstuff.com/wp-content/uploads/2015/04/pig4.png?resize=734%2C342" xlink:type="simple" xlink:show="embed" xlink:actuate="onLoad" loext:mime-type=""/><svg:title>pig4</svg:title></draw:frame></text:span></text:span></text:p>
      <text:p text:style-name="Text_20_body"><text:span text:style-name="Strong_20_Emphasis">c)</text:span> <text:span text:style-name="Default_20_Paragraph_20_Font"><text:span text:style-name="T8">hduser@ubuntu:  pig -x mapreduce or pig </text:span></text:span>(This command will only work if hadoop is <text:soft-page-break/>running which connect to Hadoop Cluster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Terminal" svg:font-family="Terminal, Monaco" style:font-family-generic="system"/>
    <style:font-face style:name="Verdana" svg:font-family="Verdana, Genev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10-08T12:06:00Z</meta:creation-date>
    <dc:date>2022-03-10T10:10:33.659945846</dc:date>
    <meta:editing-cycles>3</meta:editing-cycles>
    <meta:editing-duration>PT2M34S</meta:editing-duration>
    <meta:document-statistic meta:table-count="0" meta:image-count="1" meta:object-count="0" meta:page-count="2" meta:paragraph-count="28" meta:word-count="198" meta:character-count="1356" meta:non-whitespace-character-count="1178"/>
    <meta:template xlink:type="simple" xlink:actuate="onRequest" xlink:title="" xlink:href="Normal"/>
  </office:meta>
</office:document-meta>
</file>